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Liberation Serif" fo:font-size="12pt" officeooo:rsid="001639d8" officeooo:paragraph-rsid="001da20b" style:font-name-asian="Liberation Serif" style:font-size-asian="12pt" style:font-size-complex="12pt"/>
    </style:style>
    <style:style style:name="P2" style:family="paragraph" style:parent-style-name="Preformatted_20_Text">
      <style:paragraph-properties fo:line-height="200%"/>
      <style:text-properties style:font-name="Liberation Serif" fo:font-size="12pt" officeooo:rsid="001639d8" officeooo:paragraph-rsid="001e7655" style:font-name-asian="Liberation Serif" style:font-size-asian="12pt" style:font-size-complex="12pt"/>
    </style:style>
    <style:style style:name="P3" style:family="paragraph" style:parent-style-name="Preformatted_20_Text">
      <style:paragraph-properties fo:line-height="200%"/>
      <style:text-properties style:font-name="Liberation Serif" fo:font-size="12pt" officeooo:rsid="001639d8" officeooo:paragraph-rsid="002041b6" style:font-name-asian="Liberation Serif" style:font-size-asian="12pt" style:font-size-complex="12pt"/>
    </style:style>
    <style:style style:name="P4" style:family="paragraph" style:parent-style-name="Preformatted_20_Text">
      <style:paragraph-properties fo:line-height="200%"/>
      <style:text-properties style:font-name="Liberation Serif" fo:font-size="12pt" officeooo:rsid="001639d8" officeooo:paragraph-rsid="00207d79" style:font-name-asian="Liberation Serif" style:font-size-asian="12pt" style:font-size-complex="12pt"/>
    </style:style>
    <style:style style:name="P5" style:family="paragraph" style:parent-style-name="Preformatted_20_Text">
      <style:paragraph-properties fo:line-height="200%"/>
      <style:text-properties style:font-name="Liberation Serif" fo:font-size="12pt" officeooo:rsid="001639d8" officeooo:paragraph-rsid="0021f9b3" style:font-name-asian="Liberation Serif" style:font-size-asian="12pt" style:font-size-complex="12pt"/>
    </style:style>
    <style:style style:name="P6" style:family="paragraph" style:parent-style-name="Preformatted_20_Text">
      <style:paragraph-properties fo:line-height="200%"/>
      <style:text-properties style:font-name="Liberation Serif" fo:font-size="12pt" officeooo:rsid="001639d8" officeooo:paragraph-rsid="003998b8" style:font-name-asian="Liberation Serif" style:font-size-asian="12pt" style:font-size-complex="12pt"/>
    </style:style>
    <style:style style:name="P7" style:family="paragraph" style:parent-style-name="Preformatted_20_Text">
      <style:paragraph-properties fo:line-height="200%"/>
      <style:text-properties officeooo:paragraph-rsid="001faa6e"/>
    </style:style>
    <style:style style:name="P8" style:family="paragraph" style:parent-style-name="Preformatted_20_Text">
      <style:paragraph-properties fo:line-height="200%"/>
      <style:text-properties officeooo:paragraph-rsid="002d366c"/>
    </style:style>
    <style:style style:name="P9" style:family="paragraph" style:parent-style-name="Preformatted_20_Text">
      <style:paragraph-properties fo:line-height="200%"/>
      <style:text-properties officeooo:paragraph-rsid="00313381"/>
    </style:style>
    <style:style style:name="P10" style:family="paragraph" style:parent-style-name="Preformatted_20_Text">
      <style:paragraph-properties fo:line-height="200%"/>
      <style:text-properties officeooo:paragraph-rsid="003c0b50"/>
    </style:style>
    <style:style style:name="P11" style:family="paragraph" style:parent-style-name="No_20_Spacing">
      <style:text-properties style:font-name="Liberation Serif" fo:font-size="12pt" officeooo:rsid="001639d8" officeooo:paragraph-rsid="002c48c9" style:font-name-asian="Liberation Serif" style:font-size-asian="12pt" style:font-size-complex="12pt"/>
    </style:style>
    <style:style style:name="P12" style:family="paragraph" style:parent-style-name="No_20_Spacing">
      <style:paragraph-properties fo:line-height="200%"/>
      <style:text-properties style:font-name="Liberation Serif" fo:font-size="12pt" officeooo:rsid="001639d8" officeooo:paragraph-rsid="0024ef54" style:font-name-asian="Liberation Serif" style:font-size-asian="12pt" style:font-size-complex="12pt"/>
    </style:style>
    <style:style style:name="P13" style:family="paragraph" style:parent-style-name="No_20_Spacing">
      <style:paragraph-properties fo:line-height="200%"/>
      <style:text-properties style:font-name="Liberation Serif" fo:font-size="12pt" officeooo:rsid="001639d8" officeooo:paragraph-rsid="002628b9" style:font-name-asian="Liberation Serif" style:font-size-asian="12pt" style:font-size-complex="12pt"/>
    </style:style>
    <style:style style:name="P14" style:family="paragraph" style:parent-style-name="No_20_Spacing">
      <style:paragraph-properties fo:line-height="200%"/>
      <style:text-properties style:font-name="Liberation Serif" fo:font-size="12pt" officeooo:rsid="001639d8" officeooo:paragraph-rsid="0027d182" style:font-name-asian="Liberation Serif" style:font-size-asian="12pt" style:font-size-complex="12pt"/>
    </style:style>
    <style:style style:name="P15" style:family="paragraph" style:parent-style-name="No_20_Spacing">
      <style:paragraph-properties fo:line-height="200%"/>
      <style:text-properties style:font-name="Liberation Serif" fo:font-size="12pt" officeooo:rsid="001639d8" officeooo:paragraph-rsid="003a67c7" style:font-name-asian="Liberation Serif" style:font-size-asian="12pt" style:font-size-complex="12pt"/>
    </style:style>
    <style:style style:name="P16" style:family="paragraph" style:parent-style-name="No_20_Spacing">
      <style:paragraph-properties fo:line-height="200%"/>
      <style:text-properties style:font-name="Liberation Serif" fo:font-size="12pt" officeooo:rsid="001639d8" officeooo:paragraph-rsid="003c0b50" style:font-name-asian="Liberation Serif" style:font-size-asian="12pt" style:font-size-complex="12pt"/>
    </style:style>
    <style:style style:name="P17" style:family="paragraph" style:parent-style-name="No_20_Spacing">
      <style:paragraph-properties fo:line-height="200%"/>
      <style:text-properties officeooo:paragraph-rsid="001faa6e"/>
    </style:style>
    <style:style style:name="P18" style:family="paragraph" style:parent-style-name="No_20_Spacing">
      <style:paragraph-properties fo:line-height="200%"/>
      <style:text-properties officeooo:paragraph-rsid="002aa4cc"/>
    </style:style>
    <style:style style:name="P19" style:family="paragraph" style:parent-style-name="No_20_Spacing">
      <style:paragraph-properties fo:line-height="200%"/>
      <style:text-properties officeooo:paragraph-rsid="002c48c9"/>
    </style:style>
    <style:style style:name="P20" style:family="paragraph" style:parent-style-name="No_20_Spacing">
      <style:paragraph-properties fo:line-height="200%"/>
      <style:text-properties officeooo:paragraph-rsid="002cd9a5"/>
    </style:style>
    <style:style style:name="P21" style:family="paragraph" style:parent-style-name="No_20_Spacing">
      <style:paragraph-properties fo:line-height="200%"/>
      <style:text-properties officeooo:paragraph-rsid="0034db43"/>
    </style:style>
    <style:style style:name="P22" style:family="paragraph" style:parent-style-name="Standard">
      <style:paragraph-properties fo:line-height="200%"/>
      <style:text-properties style:font-name="Liberation Serif" fo:font-size="12pt" officeooo:rsid="001639d8" officeooo:paragraph-rsid="0038989d" style:font-name-asian="Liberation Serif" style:font-size-asian="12pt" style:font-size-complex="12pt"/>
    </style:style>
    <style:style style:name="P23" style:family="paragraph" style:parent-style-name="Standard">
      <style:paragraph-properties fo:line-height="200%"/>
      <style:text-properties officeooo:paragraph-rsid="0038989d"/>
    </style:style>
    <style:style style:name="P24" style:family="paragraph" style:parent-style-name="No_20_Spacing" style:list-style-name="L1">
      <style:paragraph-properties fo:line-height="200%"/>
      <style:text-properties officeooo:paragraph-rsid="0024ef54"/>
    </style:style>
    <style:style style:name="P25" style:family="paragraph" style:parent-style-name="No_20_Spacing" style:list-style-name="L1">
      <style:paragraph-properties fo:line-height="200%"/>
      <style:text-properties style:font-name="Liberation Serif" fo:font-size="12pt" officeooo:rsid="0024ef54" officeooo:paragraph-rsid="0024ef54" style:font-name-asian="Liberation Serif" style:font-size-asian="12pt" style:font-size-complex="12pt"/>
    </style:style>
    <style:style style:name="P26" style:family="paragraph" style:parent-style-name="No_20_Spacing">
      <style:paragraph-properties fo:line-height="200%"/>
      <style:text-properties style:font-name="Liberation Serif" fo:font-size="12pt" officeooo:rsid="0028cdff" officeooo:paragraph-rsid="0028cdff" style:font-name-asian="Liberation Serif" style:font-size-asian="12pt" style:font-size-complex="12pt"/>
    </style:style>
    <style:style style:name="P27" style:family="paragraph" style:parent-style-name="No_20_Spacing">
      <style:text-properties style:font-name="Liberation Serif" fo:font-size="12pt" officeooo:rsid="002c48c9" officeooo:paragraph-rsid="002c48c9" style:font-name-asian="Liberation Serif" style:font-size-asian="12pt" style:font-size-complex="12pt"/>
    </style:style>
    <style:style style:name="P28" style:family="paragraph" style:parent-style-name="No_20_Spacing" style:list-style-name="WW8Num8">
      <style:paragraph-properties fo:margin-left="0in" fo:margin-right="0in" fo:line-height="200%" fo:text-indent="0in" style:auto-text-indent="false">
        <style:tab-stops>
          <style:tab-stop style:position="0.5in"/>
        </style:tab-stops>
      </style:paragraph-properties>
      <style:text-properties fo:color="#000000" officeooo:paragraph-rsid="003c0b50" style:font-size-complex="12pt"/>
    </style:style>
    <style:style style:name="P29" style:family="paragraph" style:parent-style-name="No_20_Spacing" style:list-style-name="WW8Num8">
      <style:paragraph-properties fo:margin-left="0in" fo:margin-right="0in" fo:line-height="200%" fo:text-indent="0in" style:auto-text-indent="false">
        <style:tab-stops>
          <style:tab-stop style:position="0.5in"/>
        </style:tab-stops>
      </style:paragraph-properties>
      <style:text-properties officeooo:paragraph-rsid="003c0b50"/>
    </style:style>
    <style:style style:name="P30" style:family="paragraph" style:parent-style-name="Preformatted_20_Text">
      <style:paragraph-properties fo:line-height="200%" fo:text-align="center" style:justify-single-word="false"/>
      <style:text-properties style:font-name="Liberation Serif" fo:font-size="12pt" officeooo:rsid="001e7655" officeooo:paragraph-rsid="001e7655" style:font-name-asian="Liberation Serif" style:font-size-asian="12pt" style:font-size-complex="12pt"/>
    </style:style>
    <style:style style:name="P31" style:family="paragraph" style:parent-style-name="Preformatted_20_Text">
      <style:paragraph-properties fo:line-height="200%" fo:text-align="center" style:justify-single-word="false"/>
      <style:text-properties style:font-name="Liberation Serif" fo:font-size="12pt" officeooo:rsid="00396bf8" officeooo:paragraph-rsid="00396bf8" style:font-name-asian="Liberation Serif" style:font-size-asian="12pt" style:font-size-complex="12pt"/>
    </style:style>
    <style:style style:name="P32" style:family="paragraph" style:parent-style-name="Preformatted_20_Text">
      <style:text-properties style:font-name="Liberation Serif" fo:font-size="12pt" officeooo:rsid="0038989d" officeooo:paragraph-rsid="0038989d" style:font-name-asian="Liberation Serif" style:font-size-asian="12pt" style:font-size-complex="12pt"/>
    </style:style>
    <style:style style:name="P33" style:family="paragraph" style:parent-style-name="Preformatted_20_Text">
      <style:paragraph-properties fo:text-align="center" style:justify-single-word="false"/>
      <style:text-properties style:font-name="Liberation Serif" fo:font-size="15pt" fo:font-weight="bold" officeooo:rsid="0038989d" officeooo:paragraph-rsid="0038989d" style:font-name-asian="Liberation Serif" style:font-size-asian="15pt" style:font-weight-asian="bold" style:font-size-complex="15pt" style:font-weight-complex="bold"/>
    </style:style>
    <style:style style:name="T1" style:family="text">
      <style:text-properties officeooo:rsid="001e7655"/>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38989d"/>
    </style:style>
    <style:style style:name="T5" style:family="text">
      <style:text-properties officeooo:rsid="001f46aa"/>
    </style:style>
    <style:style style:name="T6" style:family="text">
      <style:text-properties style:font-name="Liberation Serif" fo:font-size="12pt" officeooo:rsid="001f46aa" style:font-name-asian="Liberation Serif" style:font-size-asian="12pt" style:font-size-complex="12pt"/>
    </style:style>
    <style:style style:name="T7" style:family="text">
      <style:text-properties style:font-name="Liberation Serif" fo:font-size="12pt" officeooo:rsid="001faa6e" style:font-name-asian="Liberation Serif" style:font-size-asian="12pt" style:font-size-complex="12pt"/>
    </style:style>
    <style:style style:name="T8" style:family="text">
      <style:text-properties style:font-name="Liberation Serif" fo:font-size="12pt" officeooo:rsid="0028cdff" style:font-name-asian="Liberation Serif" style:font-size-asian="12pt" style:font-size-complex="12pt"/>
    </style:style>
    <style:style style:name="T9" style:family="text">
      <style:text-properties style:font-name="Liberation Serif" fo:font-size="12pt" officeooo:rsid="002aa4cc" style:font-name-asian="Liberation Serif" style:font-size-asian="12pt" style:font-size-complex="12pt"/>
    </style:style>
    <style:style style:name="T10" style:family="text">
      <style:text-properties style:font-name="Liberation Serif" fo:font-size="12pt" officeooo:rsid="002c48c9" style:font-name-asian="Liberation Serif" style:font-size-asian="12pt" style:font-size-complex="12pt"/>
    </style:style>
    <style:style style:name="T11" style:family="text">
      <style:text-properties style:font-name="Liberation Serif" fo:font-size="12pt" officeooo:rsid="002cd9a5" style:font-name-asian="Liberation Serif" style:font-size-asian="12pt" style:font-size-complex="12pt"/>
    </style:style>
    <style:style style:name="T12" style:family="text">
      <style:text-properties style:font-name="Liberation Serif" fo:font-size="12pt" officeooo:rsid="002d366c" style:font-name-asian="Liberation Serif" style:font-size-asian="12pt" style:font-size-complex="12pt"/>
    </style:style>
    <style:style style:name="T13" style:family="text">
      <style:text-properties style:font-name="Liberation Serif" fo:font-size="12pt" officeooo:rsid="0021f9b3" style:font-name-asian="Liberation Serif" style:font-size-asian="12pt" style:font-size-complex="12pt"/>
    </style:style>
    <style:style style:name="T14" style:family="text">
      <style:text-properties style:font-name="Liberation Serif" fo:font-size="12pt" officeooo:rsid="0024ef54" style:font-name-asian="Liberation Serif" style:font-size-asian="12pt" style:font-size-complex="12pt"/>
    </style:style>
    <style:style style:name="T15" style:family="text">
      <style:text-properties style:font-name="Liberation Serif" fo:font-size="12pt" officeooo:rsid="00211aad" style:font-name-asian="Liberation Serif" style:font-size-asian="12pt" style:font-size-complex="12pt"/>
    </style:style>
    <style:style style:name="T16" style:family="text">
      <style:text-properties style:font-name="Liberation Serif" fo:font-size="12pt" officeooo:rsid="0023e36c" style:font-name-asian="Liberation Serif" style:font-size-asian="12pt" style:font-size-complex="12pt"/>
    </style:style>
    <style:style style:name="T17" style:family="text">
      <style:text-properties style:font-name="Liberation Serif" fo:font-size="12pt" officeooo:rsid="002471b9" style:font-name-asian="Liberation Serif" style:font-size-asian="12pt" style:font-size-complex="12pt"/>
    </style:style>
    <style:style style:name="T18" style:family="text">
      <style:text-properties style:font-name="Liberation Serif" fo:font-size="12pt" officeooo:rsid="0030960b" style:font-name-asian="Liberation Serif" style:font-size-asian="12pt" style:font-size-complex="12pt"/>
    </style:style>
    <style:style style:name="T19" style:family="text">
      <style:text-properties style:font-name="Liberation Serif" fo:font-size="12pt" officeooo:rsid="00313381" style:font-name-asian="Liberation Serif" style:font-size-asian="12pt" style:font-size-complex="12pt"/>
    </style:style>
    <style:style style:name="T20" style:family="text">
      <style:text-properties style:font-name="Liberation Serif" fo:font-size="12pt" officeooo:rsid="0033096f" style:font-name-asian="Liberation Serif" style:font-size-asian="12pt" style:font-size-complex="12pt"/>
    </style:style>
    <style:style style:name="T21" style:family="text">
      <style:text-properties style:font-name="Liberation Serif" fo:font-size="12pt" officeooo:rsid="0033e519" style:font-name-asian="Liberation Serif" style:font-size-asian="12pt" style:font-size-complex="12pt"/>
    </style:style>
    <style:style style:name="T22" style:family="text">
      <style:text-properties style:font-name="Liberation Serif" fo:font-size="12pt" officeooo:rsid="003427d6" style:font-name-asian="Liberation Serif" style:font-size-asian="12pt" style:font-size-complex="12pt"/>
    </style:style>
    <style:style style:name="T23" style:family="text">
      <style:text-properties style:font-name="Liberation Serif" fo:font-size="12pt" officeooo:rsid="0034db43" style:font-name-asian="Liberation Serif" style:font-size-asian="12pt" style:font-size-complex="12pt"/>
    </style:style>
    <style:style style:name="T24" style:family="text">
      <style:text-properties style:font-name="Liberation Serif" fo:font-size="12pt" officeooo:rsid="0036d417" style:font-name-asian="Liberation Serif" style:font-size-asian="12pt" style:font-size-complex="12pt"/>
    </style:style>
    <style:style style:name="T25" style:family="text">
      <style:text-properties style:font-name="Liberation Serif" fo:font-size="12pt" officeooo:rsid="0038989d" style:font-name-asian="Liberation Serif" style:font-size-asian="12pt" style:font-size-complex="12pt"/>
    </style:style>
    <style:style style:name="T26" style:family="text">
      <style:text-properties style:font-name="Liberation Serif" fo:font-size="12pt" officeooo:rsid="003c0b50" style:font-name-asian="Liberation Serif" style:font-size-asian="12pt" style:font-size-complex="12pt"/>
    </style:style>
    <style:style style:name="T27" style:family="text">
      <style:text-properties style:font-name="Liberation Serif" fo:font-size="12pt" officeooo:rsid="003d9e2f" style:font-name-asian="Liberation Serif" style:font-size-asian="12pt" style:font-size-complex="12pt"/>
    </style:style>
    <style:style style:name="T28" style:family="text">
      <style:text-properties officeooo:rsid="002041b6"/>
    </style:style>
    <style:style style:name="T29" style:family="text">
      <style:text-properties officeooo:rsid="00207d79"/>
    </style:style>
    <style:style style:name="T30" style:family="text">
      <style:text-properties officeooo:rsid="00211aad"/>
    </style:style>
    <style:style style:name="T31" style:family="text">
      <style:text-properties officeooo:rsid="0024ef54"/>
    </style:style>
    <style:style style:name="T32" style:family="text">
      <style:text-properties officeooo:rsid="002628b9"/>
    </style:style>
    <style:style style:name="T33" style:family="text">
      <style:text-properties officeooo:rsid="00264dfb"/>
    </style:style>
    <style:style style:name="T34" style:family="text">
      <style:text-properties officeooo:rsid="0027064b"/>
    </style:style>
    <style:style style:name="T35" style:family="text">
      <style:text-properties officeooo:rsid="0027d182"/>
    </style:style>
    <style:style style:name="T36" style:family="text">
      <style:text-properties officeooo:rsid="0028cdff"/>
    </style:style>
    <style:style style:name="T37" style:family="text">
      <style:text-properties officeooo:rsid="002d366c"/>
    </style:style>
    <style:style style:name="T38" style:family="text">
      <style:text-properties officeooo:rsid="002f2008"/>
    </style:style>
    <style:style style:name="T39" style:family="text">
      <style:text-properties officeooo:rsid="0030960b"/>
    </style:style>
    <style:style style:name="T40" style:family="text">
      <style:text-properties officeooo:rsid="00313381"/>
    </style:style>
    <style:style style:name="T41" style:family="text">
      <style:text-properties officeooo:rsid="0034db43"/>
    </style:style>
    <style:style style:name="T42" style:family="text">
      <style:text-properties officeooo:rsid="0038989d"/>
    </style:style>
    <style:style style:name="T43" style:family="text">
      <style:text-properties officeooo:rsid="003998b8"/>
    </style:style>
    <style:style style:name="T44" style:family="text">
      <style:text-properties officeooo:rsid="003a67c7"/>
    </style:style>
    <style:style style:name="T45" style:family="text">
      <style:text-properties fo:color="#000000" style:font-size-complex="12pt"/>
    </style:style>
    <style:style style:name="T46" style:family="text">
      <style:text-properties fo:color="#000000" officeooo:rsid="003c0b50" style:font-size-complex="12pt"/>
    </style:style>
    <style:style style:name="T47" style:family="text">
      <style:text-properties fo:color="#000000" style:font-name="Liberation Serif" fo:font-size="12pt" officeooo:rsid="001f46aa" style:font-name-asian="Liberation Serif" style:font-size-asian="12pt" style:font-size-complex="12pt"/>
    </style:style>
    <style:style style:name="T48" style:family="text">
      <style:text-properties fo:color="#000000" fo:font-style="italic" style:font-style-asian="italic" style:font-size-complex="12pt" style:font-style-complex="italic"/>
    </style:style>
    <style:style style:name="T49" style:family="text">
      <style:text-properties officeooo:rsid="003c0b50"/>
    </style:style>
    <style:style style:name="T50" style:family="text">
      <style:text-properties officeooo:rsid="003d9e2f"/>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0"/>
      <text:p text:style-name="P31">Russ Johnson</text:p>
      <text:p text:style-name="P31">Software Engineering</text:p>
      <text:p text:style-name="P31">Lean Software Development</text:p>
      <text:p text:style-name="P31">02/25/2013</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6"><text:span text:style-name="T1"><text:tab/>Lean Software Development belongs in a group of methods know as Agile Software Development methods. <text:s/>Lean Software Development is based on </text:span><text:span text:style-name="T38">the </text:span><text:span text:style-name="T1">Lean </text:span><text:span text:style-name="T38">Manufacturing model</text:span><text:span text:style-name="T1"> which was developed by the Japanese automobile company </text:span><text:span text:style-name="T38">Toyota</text:span><text:span text:style-name="T1"> as a way of increasing the efficiency of their assembly line. <text:s/>It was very successful and </text:span><text:span text:style-name="T38">increase</text:span><text:span text:style-name="T50">d</text:span><text:span text:style-name="T38"> its production by almost 50 units per </text:span><text:span text:style-name="T43">employee</text:span><text:span text:style-name="T38"> in less than thirty years </text:span><text:span text:style-name="T43">(</text:span><text:span text:style-name="T38">Ono, 1988).</text:span><text:span text:style-name="T1"> <text:s/>It is from this very </text:span><text:span text:style-name="T38">successful</text:span><text:span text:style-name="T1"> development model that L</text:span><text:span text:style-name="T38">ean </text:span><text:span text:style-name="T1">S</text:span><text:span text:style-name="T38">oftware </text:span><text:span text:style-name="T1">D</text:span><text:span text:style-name="T38">evelopment</text:span><text:span text:style-name="T1"> gets its major principles </text:span><text:span text:style-name="T43">(</text:span><text:span text:style-name="T42">Womack, 1991</text:span><text:span text:style-name="T43">)</text:span><text:span text:style-name="T1">. <text:s/>In order to better understand the Lean Software Development model, we will first look at the Lean process </text:span><text:span text:style-name="T38">created</text:span><text:span text:style-name="T1"> by Toy</text:span><text:span text:style-name="T38">ota</text:span><text:span text:style-name="T1"> and see how it translates into the software development world.</text:span></text:p>
      <text:p text:style-name="P6"><text:span text:style-name="T1"><text:tab/>In the Lean </text:span><text:span text:style-name="T38">Manufacturing</text:span><text:span text:style-name="T1"> and Lean Software Development models there are three distinct types of waste. <text:s/>These are muri 無理, mura 無</text:span><text:span text:style-name="T38">平</text:span><text:span text:style-name="T1">, and muda 無駄. <text:s/>The first type of waste, muri, can be directly translated as unreasonable and in </text:span><text:span text:style-name="T38">manufacturing</text:span><text:span text:style-name="T1"> it is the kind of wastefulness that comes from overworking equipment or employees. <text:s/>It can also be things such as </text:span><text:span text:style-name="T38">giving tasks to certain employees that they are not trained for or would be better suited for others to preform </text:span><text:span text:style-name="T43">(</text:span><text:span text:style-name="T38">Anderson, 2004).</text:span></text:p>
      <text:p text:style-name="P2"><text:span text:style-name="T1"><text:tab/>The second kind of waste is mura and can be translated as uneven. <text:s/>In manufacturing this </text:span><text:span text:style-name="T38">type of waste is related to </text:span><text:span text:style-name="T1">the flow of materials and people. <text:s/>When people or materials are not utilized in an effective manner </text:span><text:span text:style-name="T38">it disrupts the flow and as a result creates waste categorized as</text:span><text:span text:style-name="T1"> mura. <text:s/>One example of mura is when a plant is overstocked with parts. <text:s/>When these parts are not </text:span><text:span text:style-name="T39">actively</text:span><text:span text:style-name="T1"> being used to make </text:span><text:span text:style-name="T39">a product</text:span><text:span text:style-name="T1"> they take up valuable space and disrupt the flow of the assembly line.</text:span></text:p>
      <text:p text:style-name="P6"><text:span text:style-name="T1"><text:tab/></text:span><text:span text:style-name="T5">The final type of waste is muda and means useless. <text:s/>This type of waste is any action that does not directly have a positive impact on the project as a whole. <text:s/>Technically, this definition includes the other two types of waste, muri and mura. <text:s/>It is the most broad definition and generally includes anything that cannot be put into the other two categories </text:span><text:span text:style-name="T43">(</text:span><text:span text:style-name="T5">Anderson, 2012).</text:span></text:p>
      <text:p text:style-name="P10"><text:span text:style-name="T6"><text:tab/>Lean Manufacturing </text:span><text:span text:style-name="T18">comes from</text:span><text:span text:style-name="T6"> Toyota Production System </text:span><text:span text:style-name="T18">and from this we gain context for </text:span><text:soft-page-break/><text:span text:style-name="T18">the word lean in Lean Manufacturing</text:span><text:span text:style-name="T6">. <text:s/>In the manufacturing world, the word lean means little waste. <text:s/>It comes from the idea of cutting the fat in order to improve the look and feel of some object </text:span><text:span text:style-name="T18">or to improve the efficiency of production by eliminating unnecessary steps. <text:s/>From this it makes sense that</text:span><text:span text:style-name="T6"> <text:s/>Lean is a manufacturing process that focuses primarily on eliminating waste. <text:s text:c="2"/>In Clifford Fiore points out seven types of waste in his book “Accelerated Product Development.” <text:s/>Th</text:span><text:span text:style-name="T27">ese</text:span><text:span text:style-name="T6"> seven types of waste are defects, over-production, transportation, waiting, inventory, motion, and processing </text:span><text:span text:style-name="T26">(</text:span><text:span text:style-name="apple-style-span"><text:span text:style-name="T47">Fiore, 2005)</text:span></text:span><text:span text:style-name="T6">.</text:span></text:p>
      <text:p text:style-name="P7"><text:span text:style-name="T6"><text:tab/></text:span><text:span text:style-name="T7">Defects are a form of waste </text:span><text:span text:style-name="T18">not only </text:span><text:span text:style-name="T7">because </text:span><text:span text:style-name="T18">any defects</text:span><text:span text:style-name="T7"> must be discarded, but also </text:span><text:span text:style-name="T18">because these defects required a time investment.</text:span><text:span text:style-name="T7"> <text:s/>Not only do they need to have been tested to find the defect, they also need to be remade and retested. <text:s/>All of these </text:span><text:span text:style-name="T19">steps</text:span><text:span text:style-name="T7"> take up valuable time and resources. <text:s/>Much more time and resources is put into defective parts than those that are made correctly the first time. <text:s/>In software development, physical defects aren't really a thing. <text:s/>However, defective methods are very real and it is these methods that consume the most time from the programmer.</text:span></text:p>
      <text:p text:style-name="P7"><text:span text:style-name="T7"><text:tab/>Over-production is wasteful because it creates products that are not needed at the time. <text:s/>These products are then stored for later use. <text:s/>In programming, </text:span><text:span text:style-name="T19">these can be thought of as extra-features which we will discuss in more detail later.</text:span></text:p>
      <text:p text:style-name="P17"><text:span text:style-name="T7"><text:tab/></text:span><text:span text:style-name="T19">Another obvious form of waste i</text:span><text:span text:style-name="T7">n manufacturing </text:span><text:span text:style-name="T19">is waiting.</text:span><text:span text:style-name="T7"> <text:s/>When a partially assembled machine is waiting to be assembled </text:span><text:span text:style-name="T19">waste is created.</text:span><text:span text:style-name="T7"> <text:s/>When a line man waits on a response from a manager before being able to return to work, waste is created. <text:s/>One way of </text:span><text:span text:style-name="T19">eliminating</text:span><text:span text:style-name="T7"> this kind of waste is by empowering employees to make their own decisions. <text:s/></text:span><text:span text:style-name="T19">This applies to both the lineman and the developer.</text:span></text:p>
      <text:p text:style-name="P3"><text:span text:style-name="T28"><text:tab/>Inventory is similar to over-production, but has to do with individual stores. <text:s/>Each stores inventory must </text:span><text:span text:style-name="T37">accommodated</text:span><text:span text:style-name="T28"> for its customers needs. <text:s/>However, any product on the self is not making the company any money. <text:s/>It is only after the product is sold that it makes money. <text:s/>This means that we want to have as short a shelf-life as possible for each product. <text:s/>Any extra shelf-life creates waste. <text:s/>This is one of the more difficult kinds of waste to </text:span><text:span text:style-name="T37">eliminate</text:span><text:span text:style-name="T28"> properly. <text:s/>If we have to low of an inventory, then </text:span><text:soft-page-break/><text:span text:style-name="T28">we run the risk of running out of our product and this can lead to losing customers. <text:s/>Depending on the losses </text:span><text:span text:style-name="T37">incurred</text:span><text:span text:style-name="T28"> in this situation it may be best not to try to </text:span><text:span text:style-name="T37">eliminate</text:span><text:span text:style-name="T28"> this type of waste completely.</text:span></text:p>
      <text:p text:style-name="P4"><text:span text:style-name="T29"><text:tab/>Motion </text:span><text:span text:style-name="T40">as a form of waste is any unnecessary movement.</text:span><text:span text:style-name="T29"> <text:s/>This type of waste could be a redundant or unnecessary step in a process. <text:s/>It could also be when an employee has to move from his </text:span><text:span text:style-name="T37">workstation</text:span><text:span text:style-name="T29"> to get a tool for his job. It would be best if the number steps taken to assemble </text:span><text:span text:style-name="T40">the product </text:span><text:span text:style-name="T29">are minimal and all of the required tools are at each employee</text:span><text:span text:style-name="T40">'</text:span><text:span text:style-name="T29">s workstation. <text:s/>Exceptional circumstances may cause additional tools to be required, but at the very least the tools needed on a regular basis should always be available.</text:span></text:p>
      <text:p text:style-name="P5"><text:span text:style-name="T29"><text:tab/></text:span><text:span text:style-name="T30">Processing is waste connected to quality control. <text:s/>If a product is being inspected and not being made, then processing waste is created. <text:s/>One way of </text:span><text:span text:style-name="T37">eliminating</text:span><text:span text:style-name="T30"> this kind of waste is by inspecting a product as it is being made. <text:s/>Another way is to reduce the number of products that need to be inspected. A small </text:span><text:span text:style-name="T40">s</text:span><text:span text:style-name="T30">ample out of a bigger batch of products can be tested to ensure that they meet specifications. This is much more efficient than testing every product.</text:span></text:p>
      <text:p text:style-name="P9"><text:span text:style-name="T19"><text:tab/>Now that we have gone over the seven types of waste that Lean attempts to eliminate, we can now go over the process that can be followed in order to achieve this.</text:span><text:span text:style-name="T15"> <text:s/></text:span><text:span text:style-name="T13">Illustration 1 summ</text:span><text:span text:style-name="T19">arizes</text:span><text:span text:style-name="T13"> the five-step thought process created by the Lean Enterprise Institute. <text:s/></text:span><text:span text:style-name="T19">This process is one that never really has an end. <text:s/>This follows directly from the fact that it is a cycle. <text:s/></text:span><text:span text:style-name="T13">It is a constant process that continually </text:span><text:span text:style-name="T16">eliminates</text:span><text:span text:style-name="T13"> waste over time. <text:s/></text:span><text:span text:style-name="T19">Although there is no end to the process there is a definite point of entry. <text:s/>This point of entry is the first step of the thought process and is</text:span><text:span text:style-name="T16"> to identi</text:span><text:span text:style-name="T19">f</text:span><text:span text:style-name="T16">y value as </text:span><text:span text:style-name="T19">perceived</text:span><text:span text:style-name="T16"> by the end c</text:span><text:span text:style-name="T20">onsumer</text:span><text:span text:style-name="T16">. <text:s/>Anything that is not desired by the </text:span><text:span text:style-name="T20">consumer</text:span><text:span text:style-name="T16"> is not seen as having value. <text:s/>If the end </text:span><text:span text:style-name="T20">consumer</text:span><text:span text:style-name="T16"> does not benefit from a task being preformed, then the task is considered to have no value and therefore is waste. <text:s/>After a source of value is found for the end customer, the process in making this product possible is traced backwards. <text:s/>Every step should somehow be connected in making a product that is valued by the customer. <text:s/>If it does not have a connection to the product desired by the customer, it is eliminated. <text:s/>Th</text:span><text:span text:style-name="T20">e step just described is </text:span><text:span text:style-name="T21">referred</text:span><text:span text:style-name="T20"> to as</text:span><text:span text:style-name="T16"> mapping the value stream. <text:s/>The third step is to </text:span><text:soft-page-break/><text:span text:style-name="T16">create flow. <text:s/>This involves preforming the steps required to deliver the product as quickly and efficiently as possible. <text:s/>Next we have establish pul</text:span><text:span text:style-name="T17">l, which is pulling value from upstream activities. <text:s/>The final step is seeking perfection. <text:s/>This </text:span><text:span text:style-name="T21">final </text:span><text:span text:style-name="T17">step basically </text:span><text:span text:style-name="T21">says to repeat the process until waste has been completely eliminated</text:span><text:span text:style-name="T17">.</text:span></text:p>
      <text:p text:style-name="P8"><text:span text:style-name="T13"><text:tab/></text:span><text:span text:style-name="T14">Now that we have covered the basics of Lean Manufacturing we </text:span><text:span text:style-name="T22">can</text:span><text:span text:style-name="T14"> look at how these principles apply to software development. <text:s/>The two main founders of the Lean Software Development model are Mary and Tom Poppendieck. <text:s/>The term “Lean Software Development” originates from a book of the same name by these two. <text:s/>The fit the Lean Manufacturing model in with the main principles of Agile development. <text:s/>Both the Lean Manufacturing model and the Agile Manifesto focus on creating lightweight systems and so they were a good match. <text:s/>The </text:span><text:span text:style-name="T22">s</text:span><text:span text:style-name="T14">even principles of Lean software development are</text:span></text:p>
      <text:list xml:id="list13575369772" text:style-name="L1">
        <text:list-item>
          <text:p text:style-name="P24">Eliminate Waste</text:p>
        </text:list-item>
        <text:list-item>
          <text:p text:style-name="P24">Amplify Learning</text:p>
        </text:list-item>
        <text:list-item>
          <text:p text:style-name="P24">Delay Commitment</text:p>
        </text:list-item>
        <text:list-item>
          <text:p text:style-name="P24">Deliver Fast</text:p>
        </text:list-item>
        <text:list-item>
          <text:p text:style-name="P24">Empower the Team</text:p>
        </text:list-item>
        <text:list-item>
          <text:p text:style-name="P24">Build Integrity In</text:p>
        </text:list-item>
        <text:list-item>
          <text:p text:style-name="P25">See the Whole</text:p>
        </text:list-item>
      </text:list>
      <text:p text:style-name="P15"><text:span text:style-name="T31">and are Poppendieck's interpretation of Lean applied to software development </text:span><text:span text:style-name="T44">(</text:span><text:span text:style-name="T31">Poppendieck, 2003).</text:span></text:p>
      <text:p text:style-name="P12"><text:span text:style-name="T31"><text:tab/>Th</text:span><text:span text:style-name="T37">e</text:span><text:span text:style-name="T31"> first principle in Lean Software Development is eliminating waste. <text:s/>Based on our definition of waste before, we know that waste is divided into three parts (muri, mura, and muda) and that waste is any task that does not directly benefit the customer. <text:s/>The difference between waste in software development as compared to manufacturing is that often times waste is intangible. <text:s/>Code, documentation, and features code </text:span><text:span text:style-name="T41">can</text:span><text:span text:style-name="T31"> all be considered waste </text:span><text:span text:style-name="T41">when they do not benefit the end user</text:span><text:span text:style-name="T31">. <text:s/>The process of eliminating waste begins with identifying it.</text:span></text:p>
      <text:p text:style-name="P12"><text:soft-page-break/><text:span text:style-name="T31"><text:tab/>Mary Poppendieck offers us six places to look for waste in her essay “Lean Software Development.” <text:s/>These </text:span><text:span text:style-name="T41">six</text:span><text:span text:style-name="T31"> places to look for waste are partially done work, extra processes, extra features, waiting, handoffs, and defects. <text:s/></text:span><text:span text:style-name="T32">Partially done work is waste, because it is unimplemented and therefore unseen by the end customer. <text:s/>An example of partially done work is a feature that is still unfinished. <text:s/>This unfinished feature only adds value to the product once it has been </text:span><text:span text:style-name="T41">completed</text:span><text:span text:style-name="T32"> and implemented. <text:s/>Partially done work shares a close analogous relationship with the inventory category of waste in the Lean Manufacturing model and therefore is a type of mura waste. <text:s/>Inventory that is not being used to create the finished car is similar to features that have not been added to the program. <text:s/>Features should be developed simultaneously and finished at the same time to reduce this kind of waste.</text:span></text:p>
      <text:p text:style-name="P13"><text:span text:style-name="T31"><text:tab/></text:span><text:span text:style-name="T32">Extra processes are considered waste, because they do not add value to the end user. <text:s/>Extra processes are defined as any process that is not used by the customer. <text:s/>These processes can be features that are unused in the program or submethods that are not used in the program. <text:s/>This processes should be eliminated, because as they are unused they are also wasteful.</text:span></text:p>
      <text:p text:style-name="P16"><text:span text:style-name="T32"><text:tab/></text:span><text:span text:style-name="T33">Unfortunately</text:span><text:span text:style-name="T32"> this kind of waste is very common in the form of features that the user does not use and features that are rarely used. <text:s/></text:span><text:span text:style-name="T33">In his white paper </text:span><text:span text:style-name="T31">“Lean Execution: Six Questions for Software Executives,”</text:span><text:span text:style-name="T32"> </text:span><text:span text:style-name="T31">Frode L. Ødegår </text:span><text:span text:style-name="T33">asks,</text:span><text:span text:style-name="T31"> “How well do you understand what really matters to your customers?” <text:s/></text:span><text:span text:style-name="T33">This is a very important question, because if the software executive</text:span><text:span text:style-name="T41">s</text:span><text:span text:style-name="T33"> do have a good understanding of th</text:span><text:span text:style-name="T41">eir</text:span><text:span text:style-name="T33"> customers, they will know what should be considered waste and from this knowledge should have no difficulty removing it. <text:s/>Some statistics based on a study by the Standish Group from 2002 put together by </text:span><text:span text:style-name="T31"><text:s/>Ødegår </text:span><text:span text:style-name="T33">is shown in <text:s/>Figure 2 </text:span><text:span text:style-name="T49">(</text:span><text:span text:style-name="T31">Ødegår , </text:span><text:span text:style-name="T49">2007)</text:span><text:span text:style-name="T33">. <text:s/>From this we can see how often features in a piece of enterprise software are actually used. <text:s/></text:span><text:span text:style-name="T34">The study found that on average less than on</text:span><text:span text:style-name="T41">e</text:span><text:span text:style-name="T34"> fourth of the features in a piece of enterprise software are used often. <text:s/>In addition, nearly half of the features were never used at all. <text:s/>This illustrates the fact that even large companies can misunderstand their customers wants and create features that end users have no intention of utilizing. <text:s/></text:span><text:soft-page-break/><text:span text:style-name="T34">Because each feature in a piece of software must be designed, developed, tested, and documented, the amount of waste created by an unused feature is very</text:span><text:span text:style-name="T31"> </text:span><text:span text:style-name="T34">large.</text:span></text:p>
      <text:p text:style-name="P14"><text:span text:style-name="T34"><text:tab/></text:span><text:span text:style-name="T35">Task switching is something that can slow down a project a great deal and in doing so create waste. <text:s/>When switching tasks, d</text:span><text:span text:style-name="T37">e</text:span><text:span text:style-name="T35">velopers must take valuable time not actively developing to become familiar with the new task. <text:s/>This transition period creates wasted time. <text:s/>Allan Shalloway point</text:span><text:span text:style-name="T41">s</text:span><text:span text:style-name="T35"> out in his article, “Lean Anti-Patterns and What to Do about Them,” that switching tasks is one of three most common anti-patterns in Lean Software Development.</text:span></text:p>
      <text:p text:style-name="P14"><text:span text:style-name="T35"><text:tab/>Waiting for instruction or for information required for a project can create a significant amount of wasted time. <text:s/>This is a common occurrence in companies that have different branches working together to complete a specific project. <text:s/>This is the main reason why </text:span><text:span text:style-name="T37">collocation</text:span><text:span text:style-name="T35"> is one of the main principles of </text:span><text:span text:style-name="T41">some development methods</text:span><text:span text:style-name="T35">. <text:s/>This </text:span><text:span text:style-name="T41">kind of waste </text:span><text:span text:style-name="T35">can also occur when there is more than one customer or company working together on a task. <text:s/>When a question from the developer arises there may be a long chain of contacts that must be followed before the question can be answered. <text:s/>This chain of contacts can create a lapse in time during which the developer cannot work </text:span><text:span text:style-name="T36">efficiently</text:span><text:span text:style-name="T35"> or not at all.</text:span><text:span text:style-name="T34"> <text:s/></text:span><text:span text:style-name="T36">This is why it is very important for developers to be empowered to make their own decisions and to eliminate unnecessary bureaucracy.</text:span></text:p>
      <text:p text:style-name="P26"><text:tab/>Handoffs are an example of task switching in which a task that was meant to be completed by one developer or team of developers must be given to another developer or team. <text:s/>The knowledge that the individual had that was working on the project is lost and often times the act of handing off a project from one team to another can tie up resources. <text:s/>When a big project is passed from one team to another, there is some period of time when the original team is passing along information to their successor. <text:s/>All of this extra time spent can be considered waste.</text:p>
      <text:p text:style-name="P18"><text:span text:style-name="T8"><text:tab/></text:span><text:span text:style-name="T9">Defects are another obvious form of waste. <text:s/>Any defect found in a program must be addressed and this extra time spent addressing the problem is waste. <text:s/>An even worse case is when software is developed and a defect is not found before the release. <text:s/>If the defect is then found, a fix must be put </text:span><text:soft-page-break/><text:span text:style-name="T9">into place. <text:s/>This is not as big of a problem today as it would have been some </text:span><text:span text:style-name="T10">fifteen</text:span><text:span text:style-name="T9"> years ago do to the widespread use of the internet. <text:s/>Patches to software and video games are common place. <text:s/>However, in software where </text:span><text:span text:style-name="T10">safety</text:span><text:span text:style-name="T9"> can be a concern, defects can lead to lawsuits like in the case of the killer robot.</text:span></text:p>
      <text:p text:style-name="P21"><text:span text:style-name="T9"><text:tab/></text:span><text:span text:style-name="T23">Now that we have looked at the different places where waste can exist in software development we will move on to the second principle of Lean Software Development, amplifying learning. <text:s/></text:span></text:p>
      <text:p text:style-name="P21"><text:span text:style-name="T23"><text:tab/>The third principle of Lean Software Development is delaying commitment. <text:s/>This is important because c</text:span><text:span text:style-name="T10">ommitting to an irreversible decision before having all the </text:span><text:span text:style-name="T23">n</text:span><text:span text:style-name="T12">ecessary</text:span><text:span text:style-name="T10"> information is a foolish risk. <text:s/>The Lean approach is to make decisions based on actual events and not on forecasts. <text:s/>Although projections of costs and other project related information can be helpful, it is best to delay whatever decisions you can afford to. <text:s/>By making decisions just in time (in accordance to the Just In Time model) you can avoid a lot of risk </text:span><text:span text:style-name="T23">created</text:span><text:span text:style-name="T10"> by chance events.</text:span></text:p>
      <text:p text:style-name="P21"><text:span text:style-name="T10"><text:tab/></text:span><text:span text:style-name="T24">The next main principle of Lean Development is delivering fast. <text:s/>Delivering fast means short iterations, which is a major part of Agile Development. <text:s/>One way of satisfying this principle is by creating a prototype and getting feedback from the customer based on this prototype.</text:span></text:p>
      <text:p text:style-name="P19"><text:span text:style-name="T10"><text:tab/></text:span><text:span text:style-name="T23">The f</text:span><text:span text:style-name="T24">ifth</text:span><text:span text:style-name="T23"> principle of Lean is e</text:span><text:span text:style-name="T10">mpowering </text:span><text:span text:style-name="T23">your employees. <text:s/>Empowering the developers of a software product allows them to make their own decisions </text:span><text:span text:style-name="T10">and </text:span><text:span text:style-name="T11">eliminates</text:span><text:span text:style-name="T10"> some wasteful bureaucracy. <text:s/>A self-driven team is one that is </text:span><text:span text:style-name="T11">knowledgeable</text:span><text:span text:style-name="T10"> and uses this knowledge to eliminate waste. <text:s/></text:span><text:span text:style-name="T23">Of course, a team that does not have the knowledge to make the right decisions should not be empowered. <text:s/>It is important that everyone working on a project is able to use all of there abilities, but is not forced to do something that they are incapable of doing. <text:s/>This would be an example of muri.</text:span></text:p>
      <text:p text:style-name="P20"><text:span text:style-name="T10"><text:tab/></text:span><text:span text:style-name="T24">The sixth principle of Lean involves building the inte</text:span><text:span text:style-name="T11">grity of the software. <text:s/>There are two kinds of integrity according to Marry Poppendieck, these are perceived integrity and conceptual integrity. <text:s/>Perceived integrity is the ability to implement a feature that pleases the user without the user having to ask for it. <text:s/>Conceptual integrity is when different systems flow together in coherent manner. <text:s/>For example, on Amazon there is no real difference between ordering something with American Express </text:span><text:soft-page-break/><text:span text:style-name="T11">compared to ordering something with Visa. <text:s/>Conceptual integrity in the code itself has to do with consistency in different methods and sub methods. <text:s/>For example, a single unit should connect the different methods. <text:s/>One method should not use miles if another uses kilometers when calculating distance.</text:span></text:p>
      <text:p text:style-name="P20"><text:span text:style-name="T11"><text:tab/></text:span><text:span text:style-name="T25">Finally, the last principle is seeing the whole of the project. <text:s/>From this view of the whole project, decisions can be made on which areas should be optimized. <text:s/>Again, the focus should be on delivering a product to the customer that meets specifications in the most efficient way possible. <text:s/>This is why looking at the project as a whole is an important way to improve not only the development process for this project, but also other future projects. </text:span></text:p>
      <text:p text:style-name="P20"><text:span text:style-name="T11"><text:tab/>In conclusion, </text:span><text:span text:style-name="T25">Lean Software Development is a software development process which not only follows the main principles of Agile development, but also has roots in Toyota's Manufacturing System. <text:s/>A system which successfully created a major increase in the efficiency of their assembly lines. <text:s/>Another benefit of this software model is that, due to the fact that it is light-weight, it is easier to remember than most software development methods. <text:s/>Becoming proficient in this software development model increases your ability to find and eliminate wasteful action in the software development process.</text:span></text:p>
      <text:p text:style-name="P27"/>
      <text:p text:style-name="P27"/>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text:soft-page-break/>References</text:p>
      <text:p text:style-name="P33"/>
      <text:p text:style-name="P32"/>
      <text:p text:style-name="P23">Anderson, D. J. (2004). <text:span text:style-name="T2">Agile management for software engineering : applying the theory of <text:tab/>constraints for business results</text:span>. Upper Saddle River, NJ: Prentice Hall Professional Technical <text:tab/>Reference.</text:p>
      <text:p text:style-name="P23">Anderson, D. J. (2012). <text:span text:style-name="T2">Lessons in agile management : on the road to Kanban</text:span>. Sequim, WA: Blue Hole <text:tab/>Pr.</text:p>
      <text:list xml:id="list156164720" text:style-name="WW8Num8">
        <text:list-header>
          <text:p text:style-name="P28"><text:span text:style-name="apple-style-span">Fiore, C. (2005).</text:span><text:span text:style-name="apple-converted-space"> </text:span><text:span text:style-name="apple-style-span"><text:span text:style-name="T3">Accelerated product development: combining lean and Six sigma for peak <text:tab/>performance</text:span></text:span><text:span text:style-name="apple-style-span">. New York, NY: Productivity Press.</text:span></text:p>
          <text:p text:style-name="P29"><text:span text:style-name="apple-style-span"><text:span text:style-name="T45">Ødegår, F. (2007, December 30). Lean Execution: Six Questions for Software Executives. </text:span></text:span><text:span text:style-name="apple-style-span"><text:span text:style-name="T48">Lean <text:tab/>Software Institute</text:span></text:span><text:span text:style-name="apple-style-span"><text:span text:style-name="T45">. Retrieved </text:span></text:span><text:span text:style-name="apple-style-span"><text:span text:style-name="T46">February 10</text:span></text:span><text:span text:style-name="apple-style-span"><text:span text:style-name="T45">, 201</text:span></text:span><text:span text:style-name="apple-style-span"><text:span text:style-name="T46">3</text:span></text:span><text:span text:style-name="apple-style-span"><text:span text:style-name="T45">, from www.leansoftwareinstitute.com/</text:span></text:span></text:p>
          <text:list>
            <text:list-item>
              <text:list>
                <text:list-item>
                  <text:list>
                    <text:list-item>
                      <text:list>
                        <text:list-header>
                          <text:p text:style-name="P29"><text:span text:style-name="apple-style-span"><text:span text:style-name="T45"><text:s text:c="12"/>wp-content/uploads/2007/08/Lean-Execution-Six-Questions-for-Software-Executives.pdf</text:span></text:span></text:p>
                        </text:list-header>
                      </text:list>
                    </text:list-item>
                  </text:list>
                </text:list-item>
              </text:list>
            </text:list-item>
          </text:list>
        </text:list-header>
      </text:list>
      <text:p text:style-name="P23">Ono, T. (1988). <text:span text:style-name="T2">Toyota production system : beyond large-scale production</text:span>. Cambridge, Mass.: <text:tab/>Productivity Press.</text:p>
      <text:p text:style-name="P23">Poppendieck, M., &amp; Poppendieck, T. D. (2003). <text:span text:style-name="T2">Lean software development : an agile toolkit</text:span>. Boston, <text:tab/>Mass.: Addison-Wesley.</text:p>
      <text:p text:style-name="P23">Womack, J. P., &amp; Jones, D. T. (2003). <text:span text:style-name="T2">Lean thinking : banish waste and create wealth in your <text:tab/>corporation</text:span>. New York: Free Press.</text:p>
      <text:p text:style-name="P22"><text:span text:style-name="T42">Womack, J. P., Jones, D. T., &amp; Roos, D. (1991). </text:span><text:span text:style-name="T4">The machine that changed the world : the story of lean <text:tab/>production</text:span><text:span text:style-name="T42">. New York, N.Y.: HarperPerenn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No_20_Spacing" style:display-name="No Spacing" style:family="paragraph" style:parent-style-name="Standard">
      <style:paragraph-properties fo:margin-top="0in" fo:margin-bottom="0in" style:contextual-spacing="false" fo:line-height="100%"/>
    </style:style>
    <style:style style:name="Illustration" style:family="paragraph" style:parent-style-name="Caption" style:class="extra"/>
    <style:style style:name="WW8Num7z0" style:family="text">
      <style:text-properties style:font-name="Symbol" style:font-name-complex="Symbol"/>
    </style:style>
    <style:style style:name="WW8Num5z0" style:family="text">
      <style:text-properties style:font-name="Symbol" style:font-name-complex="Symbol"/>
    </style:style>
    <style:style style:name="WW8Num2z0" style:family="text">
      <style:text-properties style:font-name="Symbol" style:font-name-complex="Symbol"/>
    </style:style>
    <style:style style:name="Default_20_Paragraph_20_Font" style:display-name="Default Paragraph Font" style:family="text"/>
    <style:style style:name="apple-style-span" style:family="text" style:parent-style-name="Default_20_Paragraph_20_Font"/>
    <style:style style:name="Header_20_Char" style:display-name="Header Char"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11:56:04</meta:creation-date>
    <dc:date>2013-02-25T02:28:13</dc:date>
    <meta:editing-duration>PT5H27M12S</meta:editing-duration>
    <meta:editing-cycles>24</meta:editing-cycles>
    <meta:generator>LibreOffice/3.6$Linux_x86 LibreOffice_project/360m1$Build-2</meta:generator>
    <meta:document-statistic meta:table-count="0" meta:image-count="0" meta:object-count="0" meta:page-count="10" meta:paragraph-count="50" meta:word-count="3061" meta:character-count="18371" meta:non-whitespace-character-count="15187"/>
  </office:meta>
</office:document-meta>
</file>